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79cm" fo:min-width="4.45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3.429cm" svg:x="2.778cm" svg:y="8.97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3.429cm" svg:x="9.763cm" svg:y="14.508cm">
          <text:p text:style-name="P1">Client1 </text:p>
          <text:p text:style-name="P1">works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3.429cm" svg:x="2.905cm" svg:y="14.589cm">
          <text:p text:style-name="P1">OSSEC 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86cm" svg:y1="13.446cm" svg:x2="14.589cm" svg:y2="13.573cm">
          <text:p/>
        </draw:line>
        <draw:line draw:style-name="gr2" draw:text-style-name="P2" draw:layer="layout" svg:x1="5.191cm" svg:y1="12.43cm" svg:x2="5.191cm" svg:y2="13.446cm">
          <text:p/>
        </draw:line>
        <draw:line draw:style-name="gr2" draw:text-style-name="P2" draw:layer="layout" svg:x1="5.445cm" svg:y1="13.446cm" svg:x2="5.445cm" svg:y2="14.589cm">
          <text:p/>
        </draw:line>
        <draw:line draw:style-name="gr2" draw:text-style-name="P2" draw:layer="layout" svg:x1="12.176cm" svg:y1="13.573cm" svg:x2="12.176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3T08:47:42.194679867</meta:creation-date>
    <dc:date>2021-04-23T08:52:58.613102222</dc:date>
    <meta:editing-duration>PT5M16S</meta:editing-duration>
    <meta:editing-cycles>1</meta:editing-cycles>
    <meta:document-statistic meta:object-count="7"/>
    <meta:generator>LibreOffice/6.0.7.3$Linux_X86_64 LibreOffice_project/00m0$Build-3</meta:generator>
  </office:meta>
</office:document-meta>
</file>